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P</mi>
              <mi mathvariant="italic">ij</mi>
            </msub>
            <msubsup>
              <mi>S</mi>
              <mi>N</mi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  <mrow>
              <mi/>
              <mo stretchy="false">=</mo>
              <mi/>
            </mrow>
            <mfrac>
              <mn>1</mn>
              <mrow>
                <mi>N</mi>
                <mtext>!</mtext>
              </mrow>
            </mfrac>
            <mi/>
            <mrow>
              <munder>
                <mo stretchy="false">∑</mo>
                <mo stretchy="false">℘</mo>
              </munder>
              <mi/>
            </mrow>
            <msup>
              <mrow>
                <mo stretchy="false">(</mo>
                <mrow>
                  <mrow>
                    <mo stretchy="false">±</mo>
                    <mi/>
                  </mrow>
                </mrow>
                <mo stretchy="false">)</mo>
              </mrow>
              <mi>p</mi>
            </msup>
            <mi/>
            <msub>
              <mi>P</mi>
              <mrow>
                <mi mathvariant="italic">ij</mi>
              </mrow>
            </msub>
            <mi/>
            <mo stretchy="false">℘</mo>
          </mrow>
        </mtd>
      </mtr>
      <mtr>
        <mtd>
          <mrow>
            <mrow>
              <mi/>
              <mo stretchy="false">=</mo>
              <mi/>
            </mrow>
            <mrow>
              <mo stretchy="false">(</mo>
              <mrow>
                <mrow>
                  <mi/>
                  <mo stretchy="false">±</mo>
                  <mi/>
                </mrow>
              </mrow>
              <mo stretchy="false">)</mo>
            </mrow>
            <mfrac>
              <mn>1</mn>
              <mrow>
                <mi>N</mi>
                <mtext>!</mtext>
              </mrow>
            </mfrac>
            <mi/>
            <mrow>
              <munder>
                <mo stretchy="false">∑</mo>
                <mrow>
                  <mo stretchy="false">℘</mo>
                  <mi>'</mi>
                </mrow>
              </munder>
              <mi/>
            </mrow>
            <msup>
              <mrow>
                <mo stretchy="false">(</mo>
                <mrow>
                  <mrow>
                    <mo stretchy="false">±</mo>
                    <mi/>
                  </mrow>
                </mrow>
                <mo stretchy="false">)</mo>
              </mrow>
              <mrow>
                <mi>p</mi>
                <mi>'</mi>
              </mrow>
            </msup>
            <mi/>
            <mo stretchy="false">℘</mo>
            <mi>'</mi>
          </mrow>
        </mtd>
      </mtr>
      <mtr>
        <mtd>
          <mrow>
            <mrow>
              <mi/>
              <mo stretchy="false">=</mo>
              <mi/>
            </mrow>
            <mrow>
              <mo stretchy="false">(</mo>
              <mrow>
                <mrow>
                  <mi/>
                  <mo stretchy="false">±</mo>
                  <mi/>
                </mrow>
              </mrow>
              <mo stretchy="false">)</mo>
            </mrow>
            <msubsup>
              <mi>S</mi>
              <mi>N</mi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  <mi/>
            <mfenced open="(" close=")">
              <mrow>
                <mrow>
                  <mi/>
                  <mo stretchy="false">=</mo>
                  <mi/>
                </mrow>
                <msubsup>
                  <mi>S</mi>
                  <mi>N</mi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bsup>
                <msub>
                  <mi>P</mi>
                  <mi mathvariant="italic">ij</mi>
                </msub>
              </mrow>
            </mfenced>
          </mrow>
        </mtd>
      </mtr>
    </mtable>
    <annotation encoding="StarMath 5.0">P _ij S _N ^{(`+-`)} ~=~ 1 over {N "!"} ~ sum from %Ux2118 ~ (+-`) ^p ~ P _{ij} ~ %Ux2118 
newline 
`=~ (`+-`) 1 over {N "!"} ~ sum from {%Ux2118 '} ~ (+-`) ^{p '} ~ %Ux2118 ' newline 
`=~ (`+-`) S _N ^{(`+-`)} ~~ 
left ( 
 `=~ S _N ^{(`+-`)} P _ij 
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7:37:28.744000000</meta:creation-date>
    <meta:generator>LibreOffice/4.1.4.2$Windows_x86 LibreOffice_project/0a0440ccc0227ad9829de5f46be37cfb6edcf72</meta:generator>
  </office:meta>
</office:document-meta>
</file>